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3fe6" officeooo:paragraph-rsid="00013fe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13fe6" officeooo:paragraph-rsid="00013fe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13fe6" officeooo:paragraph-rsid="00013fe6" style:font-weight-asian="normal" style:font-weight-complex="normal"/>
    </style:style>
    <style:style style:name="P4" style:family="paragraph" style:parent-style-name="Standard">
      <style:text-properties fo:font-weight="normal" officeooo:rsid="000bb86b" officeooo:paragraph-rsid="000bb86b" style:font-weight-asian="normal" style:font-weight-complex="normal"/>
    </style:style>
    <style:style style:name="P5" style:family="paragraph" style:parent-style-name="Standard">
      <style:text-properties fo:font-weight="normal" officeooo:rsid="00101db5" officeooo:paragraph-rsid="00101db5" style:font-weight-asian="normal" style:font-weight-complex="normal"/>
    </style:style>
    <style:style style:name="P6" style:family="paragraph" style:parent-style-name="Standard">
      <style:text-properties officeooo:paragraph-rsid="0001b738"/>
    </style:style>
    <style:style style:name="P7" style:family="paragraph" style:parent-style-name="Standard">
      <style:text-properties officeooo:rsid="0002ab4a" officeooo:paragraph-rsid="0002ab4a"/>
    </style:style>
    <style:style style:name="P8" style:family="paragraph" style:parent-style-name="Standard">
      <style:text-properties officeooo:rsid="0002ab4a" officeooo:paragraph-rsid="0005c8f2"/>
    </style:style>
    <style:style style:name="P9" style:family="paragraph" style:parent-style-name="Standard">
      <style:text-properties officeooo:rsid="0002ab4a" officeooo:paragraph-rsid="0006a3e1"/>
    </style:style>
    <style:style style:name="P10" style:family="paragraph" style:parent-style-name="Standard">
      <style:text-properties officeooo:rsid="0002ab4a" officeooo:paragraph-rsid="00079287"/>
    </style:style>
    <style:style style:name="P11" style:family="paragraph" style:parent-style-name="Standard">
      <style:text-properties officeooo:rsid="0002ab4a" officeooo:paragraph-rsid="000954f3"/>
    </style:style>
    <style:style style:name="P12" style:family="paragraph" style:parent-style-name="Standard">
      <style:text-properties officeooo:paragraph-rsid="0002ab4a"/>
    </style:style>
    <style:style style:name="P13" style:family="paragraph" style:parent-style-name="Standard">
      <style:text-properties officeooo:rsid="00046fce" officeooo:paragraph-rsid="00046fce"/>
    </style:style>
    <style:style style:name="P14" style:family="paragraph" style:parent-style-name="Standard">
      <style:text-properties officeooo:paragraph-rsid="0005c8f2"/>
    </style:style>
    <style:style style:name="P15" style:family="paragraph" style:parent-style-name="Standard">
      <style:text-properties officeooo:rsid="000bb86b" officeooo:paragraph-rsid="000bb86b"/>
    </style:style>
    <style:style style:name="P16" style:family="paragraph" style:parent-style-name="Standard">
      <style:text-properties officeooo:rsid="0001b738" officeooo:paragraph-rsid="0001b738"/>
    </style:style>
    <style:style style:name="P17" style:family="paragraph" style:parent-style-name="Standard">
      <style:text-properties style:font-name="Liberation Mono" fo:font-size="11pt" fo:font-style="normal" fo:font-weight="normal" officeooo:rsid="0002ab4a" officeooo:paragraph-rsid="0006a3e1" style:font-size-asian="11pt" style:font-style-asian="normal" style:font-weight-asian="normal"/>
    </style:style>
    <style:style style:name="P18" style:family="paragraph" style:parent-style-name="Standard">
      <style:text-properties officeooo:rsid="0010da40" officeooo:paragraph-rsid="0010da40"/>
    </style:style>
    <style:style style:name="T1" style:family="text">
      <style:text-properties officeooo:rsid="0002ab4a"/>
    </style:style>
    <style:style style:name="T2" style:family="text">
      <style:text-properties officeooo:rsid="0005c8f2"/>
    </style:style>
    <style:style style:name="T3" style:family="text">
      <style:text-properties officeooo:rsid="00079287"/>
    </style:style>
    <style:style style:name="T4" style:family="text">
      <style:text-properties officeooo:rsid="000da632"/>
    </style:style>
    <style:style style:name="T5" style:family="text">
      <style:text-properties officeooo:rsid="000f8fb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rivation of the Function:<text:line-break/></text:p>
      <text:p text:style-name="P3">int update_bicubic_coefficients(Tile_Coords tile);</text:p>
      <text:p text:style-name="P3"/>
      <text:p text:style-name="P1"/>
      <text:p text:style-name="P16">let x,y be the vector from the corner of the tile containing the point to the given point in 2d, normalised to the size of one tile.</text:p>
      <text:p text:style-name="P6"/>
      <text:p text:style-name="P7">bc are the bicubic coefficients</text:p>
      <text:p text:style-name="P13"/>
      <text:p text:style-name="P13">let TE be the elevation at the corner of the tile containing the point</text:p>
      <text:p text:style-name="P14"><text:span text:style-name="T2">h(x, y) = TE(i</text:span><text:span text:style-name="T3">+</text:span><text:span text:style-name="T2">x, j</text:span><text:span text:style-name="T3">+</text:span><text:span text:style-name="T2">y); </text:span></text:p>
      <text:p text:style-name="P12"/>
      <text:p text:style-name="P12"/>
      <text:p text:style-name="P1"/>
      <text:p text:style-name="P1"><draw:frame draw:style-name="fr1" draw:name="Object1" text:anchor-type="as-char" svg:y="-1.341cm" svg:width="10.576cm" svg:height="2.47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7"/>
      <text:p text:style-name="P12"><text:span text:style-name="T1"><draw:frame draw:style-name="fr1" draw:name="Object2" text:anchor-type="as-char" svg:y="-1.302cm" svg:width="9.204cm" svg:height="2.455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/></text:p>
      <text:p text:style-name="P7"/>
      <text:p text:style-name="P7"/>
      <text:p text:style-name="P7"><draw:frame draw:style-name="fr1" draw:name="Object3" text:anchor-type="as-char" svg:y="-1.302cm" svg:width="10.209cm" svg:height="2.455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/>
      <text:p text:style-name="P8"><draw:frame draw:style-name="fr1" draw:name="Object4" text:anchor-type="as-char" svg:y="-1.302cm" svg:width="9.504cm" svg:height="2.455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8"/>
      <text:p text:style-name="P8"><draw:frame draw:style-name="fr1" draw:name="Object5" text:anchor-type="as-char" svg:y="-1.302cm" svg:width="9.484cm" svg:height="2.455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8"/>
      <text:p text:style-name="P9"><draw:frame draw:style-name="fr1" draw:name="Object6" text:anchor-type="as-char" svg:y="-1.302cm" svg:width="9.514cm" svg:height="2.455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7"/>
      <text:p text:style-name="P9"/>
      <text:p text:style-name="P9"><draw:frame draw:style-name="fr1" draw:name="Object7" text:anchor-type="as-char" svg:y="-1.302cm" svg:width="12.434cm" svg:height="2.455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9"/>
      <text:p text:style-name="P10"><draw:frame draw:style-name="fr1" draw:name="Object8" text:anchor-type="as-char" svg:y="-0.406cm" svg:width="5.068cm" svg:height="0.586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1" draw:name="Object9" text:anchor-type="as-char" svg:y="-1.302cm" svg:width="9.867cm" svg:height="2.455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0"/>
      <text:p text:style-name="P10"/>
      <text:p text:style-name="P10"><draw:frame draw:style-name="fr1" draw:name="Object10" text:anchor-type="as-char" svg:y="-1.302cm" svg:width="5.144cm" svg:height="2.455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draw:frame draw:style-name="fr1" draw:name="Object11" text:anchor-type="as-char" svg:y="-1.302cm" svg:width="9.982cm" svg:height="2.455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0"/>
      <text:p text:style-name="P10"/>
      <text:p text:style-name="P10"><draw:frame draw:style-name="fr1" draw:name="Object12" text:anchor-type="as-char" svg:y="-1.302cm" svg:width="5.144cm" svg:height="2.455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draw:frame draw:style-name="fr1" draw:name="Object13" text:anchor-type="as-char" svg:y="-1.302cm" svg:width="9.982cm" svg:height="2.455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0"/>
      <text:p text:style-name="P10"/>
      <text:p text:style-name="P10"><draw:frame draw:style-name="fr1" draw:name="Object14" text:anchor-type="as-char" svg:y="-1.302cm" svg:width="11.414cm" svg:height="2.455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draw:frame draw:style-name="fr1" draw:name="Object15" text:anchor-type="as-char" svg:y="-1.302cm" svg:width="4.35cm" svg:height="2.455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0"/>
      <text:p text:style-name="P11"/>
      <text:p text:style-name="P11"><draw:frame draw:style-name="fr1" draw:name="Object17" text:anchor-type="as-char" svg:y="-1.302cm" svg:width="4.695cm" svg:height="2.455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1"/>
      <text:p text:style-name="P11"><draw:frame draw:style-name="fr1" draw:name="Object16" text:anchor-type="as-char" svg:y="-1.302cm" svg:width="11.06cm" svg:height="2.455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text:line-break/></text:p>
      <text:p text:style-name="P11"><draw:frame draw:style-name="fr1" draw:name="Object18" text:anchor-type="as-char" svg:y="-1.302cm" svg:width="18.942cm" svg:height="2.455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1"/>
      <text:p text:style-name="P15"/>
      <text:p text:style-name="P18">Test matrix multiplication:</text:p>
      <text:p text:style-name="P15"/>
      <text:p text:style-name="P15">if A = </text:p>
      <text:p text:style-name="P15"/>
      <text:p text:style-name="P15">{<text:span text:style-name="T4">{</text:span>1, 3, 5, 7<text:span text:style-name="T4">},{</text:span>1, 2, 4, 8.<text:span text:style-name="T4">}</text:span>, {3, 6, 9, 1}, {1, 11, 2, -2}}</text:p>
      <text:p text:style-name="P15"/>
      <text:p text:style-name="P15">and B = </text:p>
      <text:p text:style-name="P15"/>
      <text:p text:style-name="P15"><text:span text:style-name="T5">{</text:span>{1, 4, 5, 5<text:span text:style-name="T4">}</text:span>, <text:span text:style-name="T4">{</text:span>7, 4, 8, 9<text:span text:style-name="T4">}</text:span>, {-2, -5, 3, 5}, {12, -9, 2, -5}}</text:p>
      <text:p text:style-name="P15"/>
      <text:p text:style-name="P15">does AB = </text:p>
      <text:p text:style-name="P15"/>
      <text:p text:style-name="P4">{{96., -72., 58., 22.}, {103., -80., 49., 3.}, {39., -18., 92., 109.}, {50., 56., 95., 124.}}</text:p>
      <text:p text:style-name="P4"/>
      <text:p text:style-name="P5">YES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0:59:10.975588021</meta:creation-date>
    <dc:date>2022-05-26T17:05:37.601648135</dc:date>
    <meta:editing-duration>P6DT4H23M47S</meta:editing-duration>
    <meta:editing-cycles>7</meta:editing-cycles>
    <meta:generator>LibreOffice/6.4.7.2$Linux_X86_64 LibreOffice_project/40$Build-2</meta:generator>
    <meta:document-statistic meta:table-count="0" meta:image-count="0" meta:object-count="18" meta:page-count="1" meta:paragraph-count="28" meta:word-count="118" meta:character-count="604" meta:non-whitespace-character-count="493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table>
          <mtr>
            <mtd>
              <msub>
                <mi mathvariant="italic">bc</mi>
                <mn>00</mn>
              </msub>
            </mtd>
            <mtd>
              <mrow>
                <mrow>
                  <mo stretchy="false">+</mo>
                  <msub>
                    <mi mathvariant="italic">bc</mi>
                    <mn>01</mn>
                  </msub>
                </mrow>
                <mi>.</mi>
                <mi>y</mi>
              </mrow>
            </mtd>
            <mtd>
              <mrow>
                <mrow>
                  <mo stretchy="false">+</mo>
                  <msub>
                    <mi mathvariant="italic">bc</mi>
                    <mn>02.</mn>
                  </msub>
                </mrow>
                <msup>
                  <mi>y</mi>
                  <mn>2</mn>
                </msup>
              </mrow>
            </mtd>
            <mtd>
              <mrow>
                <mrow>
                  <mo stretchy="false">+</mo>
                  <msub>
                    <mi mathvariant="italic">bc</mi>
                    <mn>03.</mn>
                  </msub>
                </mrow>
                <msup>
                  <mi>y</mi>
                  <mn>3</mn>
                </msup>
              </mrow>
            </mtd>
          </mtr>
          <mtr>
            <mtd>
              <mrow>
                <mrow>
                  <mo stretchy="false">+</mo>
                  <msub>
                    <mi mathvariant="italic">bc</mi>
                    <mn>10</mn>
                  </msub>
                </mrow>
                <mi>.</mi>
                <mi>x</mi>
              </mrow>
            </mtd>
            <mtd>
              <mrow>
                <mrow>
                  <mo stretchy="false">+</mo>
                  <msub>
                    <mi mathvariant="italic">bc</mi>
                    <mn>11</mn>
                  </msub>
                </mrow>
                <mi>.</mi>
                <mi>x</mi>
                <mi>.</mi>
                <mi>y</mi>
              </mrow>
            </mtd>
            <mtd>
              <mrow>
                <mrow>
                  <mo stretchy="false">+</mo>
                  <msub>
                    <mi mathvariant="italic">bc</mi>
                    <mn>12</mn>
                  </msub>
                </mrow>
                <mi>.</mi>
                <mi>x</mi>
                <mi>.</mi>
                <msup>
                  <mi>y</mi>
                  <mn>2</mn>
                </msup>
              </mrow>
            </mtd>
            <mtd>
              <mrow>
                <mrow>
                  <mo stretchy="false">+</mo>
                  <msub>
                    <mi mathvariant="italic">bc</mi>
                    <mn>13</mn>
                  </msub>
                </mrow>
                <mi>.</mi>
                <mi>x</mi>
                <mi>.</mi>
                <msup>
                  <mi>y</mi>
                  <mn>3</mn>
                </msup>
              </mrow>
            </mtd>
          </mtr>
          <mtr>
            <mtd>
              <mrow>
                <mrow>
                  <mo stretchy="false">+</mo>
                  <msub>
                    <mi mathvariant="italic">bc</mi>
                    <mn>20</mn>
                  </msub>
                </mrow>
                <mi>.</mi>
                <msup>
                  <mi>x</mi>
                  <mn>2</mn>
                </msup>
              </mrow>
            </mtd>
            <mtd>
              <mrow>
                <mrow>
                  <mo stretchy="false">+</mo>
                  <msub>
                    <mi mathvariant="italic">bc</mi>
                    <mn>21</mn>
                  </msub>
                </mrow>
                <mi>.</mi>
                <msup>
                  <mi>x</mi>
                  <mn>2</mn>
                </msup>
                <mi>.</mi>
                <mi>y</mi>
              </mrow>
            </mtd>
            <mtd>
              <mrow>
                <mrow>
                  <mo stretchy="false">+</mo>
                  <msub>
                    <mi mathvariant="italic">bc</mi>
                    <mn>22</mn>
                  </msub>
                </mrow>
                <mi>.</mi>
                <msup>
                  <mi>x</mi>
                  <mn>2</mn>
                </msup>
                <mi>.</mi>
                <msup>
                  <mi>y</mi>
                  <mn>2</mn>
                </msup>
              </mrow>
            </mtd>
            <mtd>
              <mrow>
                <mrow>
                  <mo stretchy="false">+</mo>
                  <msub>
                    <mi mathvariant="italic">bc</mi>
                    <mn>23</mn>
                  </msub>
                </mrow>
                <mi>.</mi>
                <msup>
                  <mi>x</mi>
                  <mn>2</mn>
                </msup>
                <mi>.</mi>
                <msup>
                  <mi>y</mi>
                  <mn>3</mn>
                </msup>
              </mrow>
            </mtd>
          </mtr>
          <mtr>
            <mtd>
              <mrow>
                <mrow>
                  <mo stretchy="false">+</mo>
                  <msub>
                    <mi mathvariant="italic">bc</mi>
                    <mn>20</mn>
                  </msub>
                </mrow>
                <mi>.</mi>
                <msup>
                  <mi>x</mi>
                  <mn>3</mn>
                </msup>
              </mrow>
            </mtd>
            <mtd>
              <mrow>
                <mrow>
                  <mo stretchy="false">+</mo>
                  <msub>
                    <mi mathvariant="italic">bc</mi>
                    <mn>21</mn>
                  </msub>
                </mrow>
                <mi>.</mi>
                <msup>
                  <mi>x</mi>
                  <mn>3</mn>
                </msup>
                <mi>.</mi>
                <mi>y</mi>
              </mrow>
            </mtd>
            <mtd>
              <mrow>
                <mrow>
                  <mo stretchy="false">+</mo>
                  <msub>
                    <mi mathvariant="italic">bc</mi>
                    <mn>22</mn>
                  </msub>
                </mrow>
                <mi>.</mi>
                <msup>
                  <mi>x</mi>
                  <mn>3</mn>
                </msup>
                <mi>.</mi>
                <msup>
                  <mi>y</mi>
                  <mn>2</mn>
                </msup>
              </mrow>
            </mtd>
            <mtd>
              <mrow>
                <mrow>
                  <mo stretchy="false">+</mo>
                  <msub>
                    <mi mathvariant="italic">bc</mi>
                    <mn>23</mn>
                  </msub>
                </mrow>
                <mi>.</mi>
                <msup>
                  <mi>x</mi>
                  <mn>3</mn>
                </msup>
                <mi>.</mi>
                <msup>
                  <mi>y</mi>
                  <mn>3</mn>
                </msup>
              </mrow>
            </mtd>
          </mtr>
        </mtable>
      </mrow>
    </mrow>
    <annotation encoding="StarMath 5.0">h( x,y ) = matrix{bc_00 # +bc_01 . y  # +bc_02. y^2 # +bc_03. y^3
               ## +bc_10 .x # +bc_11 .x.y  # +bc_12 .x.y^2 # +bc_13 .x.y^3
               ## +bc_20 .x^2 # +bc_21 .x^2 .y  # +bc_22 .x^2 .y^2 # +bc_23 .x^2 .y^3
               ## +bc_20 .x^3 # +bc_21 .x^3 .y  # +bc_22 .x^3 .y^2 # +bc_23 .x^3 .y^3} </annotation>
  </semantics>
</math>
</file>

<file path=Object 10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h</mi>
                  <mrow>
                    <mrow>
                      <mo stretchy="false">−</mo>
                      <mn>1</mn>
                    </mrow>
                    <mrow>
                      <mi>,</mi>
                      <mo stretchy="false">−</mo>
                      <mn>1</mn>
                    </mrow>
                  </mrow>
                </msub>
              </mtd>
              <mtd>
                <msub>
                  <mi>h</mi>
                  <mrow>
                    <mo stretchy="false">−</mo>
                    <mn>1,0</mn>
                  </mrow>
                </msub>
              </mtd>
              <mtd>
                <msub>
                  <mi>h</mi>
                  <mrow>
                    <mo stretchy="false">−</mo>
                    <mn>1,1</mn>
                  </mrow>
                </msub>
              </mtd>
              <mtd>
                <msub>
                  <mi>h</mi>
                  <mrow>
                    <mo stretchy="false">−</mo>
                    <mn>1,2</mn>
                  </mrow>
                </msub>
              </mtd>
            </mtr>
            <mtr>
              <mtd>
                <msub>
                  <mi>h</mi>
                  <mrow>
                    <mn>0</mn>
                    <mrow>
                      <mi>,</mi>
                      <mo stretchy="false">−</mo>
                      <mn>1</mn>
                    </mrow>
                  </mrow>
                </msub>
              </mtd>
              <mtd>
                <msub>
                  <mi>h</mi>
                  <mn>0,0</mn>
                </msub>
              </mtd>
              <mtd>
                <msub>
                  <mi>h</mi>
                  <mn>0,1</mn>
                </msub>
              </mtd>
              <mtd>
                <msub>
                  <mi>h</mi>
                  <mn>0,2</mn>
                </msub>
              </mtd>
            </mtr>
            <mtr>
              <mtd>
                <msub>
                  <mi>h</mi>
                  <mrow>
                    <mn>1</mn>
                    <mrow>
                      <mi>,</mi>
                      <mo stretchy="false">−</mo>
                      <mn>1</mn>
                    </mrow>
                  </mrow>
                </msub>
              </mtd>
              <mtd>
                <msub>
                  <mi>h</mi>
                  <mn>1,0</mn>
                </msub>
              </mtd>
              <mtd>
                <msub>
                  <mi>h</mi>
                  <mn>1,1</mn>
                </msub>
              </mtd>
              <mtd>
                <msub>
                  <mi>h</mi>
                  <mn>1,2</mn>
                </msub>
              </mtd>
            </mtr>
            <mtr>
              <mtd>
                <msub>
                  <mi>h</mi>
                  <mrow>
                    <mn>2</mn>
                    <mrow>
                      <mi>,</mi>
                      <mo stretchy="false">−</mo>
                      <mn>1</mn>
                    </mrow>
                  </mrow>
                </msub>
              </mtd>
              <mtd>
                <msub>
                  <mi>h</mi>
                  <mn>2,0</mn>
                </msub>
              </mtd>
              <mtd>
                <msub>
                  <mi>h</mi>
                  <mn>2,1</mn>
                </msub>
              </mtd>
              <mtd>
                <msub>
                  <mi>h</mi>
                  <mn>2,2</mn>
                </msub>
              </mtd>
            </mtr>
          </mtable>
        </mrow>
        <mo fence="true" stretchy="true">]</mo>
      </mrow>
      <mo stretchy="false">=</mo>
      <mrow/>
    </mrow>
    <annotation encoding="StarMath 5.0">left [ matrix{

h_{-1,-1} # h_{-1,0}  # h_{-1,1} # h_{-1,2} ##
h_{0,-1} # h_{0,0}  # h_{0,1} # h_{0,2} ##
h_{1,-1} # h_{1,0}  # h_{1,1} # h_{1,2} ##
h_{2,-1} # h_{2,0}  # h_{2,1} # h_{2,2}


}  right ] = {}</annotation>
  </semantics>
</math>
</file>

<file path=Object 1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0</mn>
              </mtd>
              <mtd>
                <mn>1</mn>
              </mtd>
              <mtd>
                <mn>4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8</mn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sub>
                  <mi mathvariant="italic">bc</mi>
                  <mn>00</mn>
                </msub>
              </mtd>
              <mtd>
                <msub>
                  <mi mathvariant="italic">bc</mi>
                  <mn>01</mn>
                </msub>
              </mtd>
              <mtd>
                <msub>
                  <mi mathvariant="italic">bc</mi>
                  <mn>02</mn>
                </msub>
              </mtd>
              <mtd>
                <msub>
                  <mi mathvariant="italic">bc</mi>
                  <mn>03</mn>
                </msub>
              </mtd>
            </mtr>
            <mtr>
              <mtd>
                <msub>
                  <mi mathvariant="italic">bc</mi>
                  <mn>10</mn>
                </msub>
              </mtd>
              <mtd>
                <msub>
                  <mi mathvariant="italic">bc</mi>
                  <mn>11</mn>
                </msub>
              </mtd>
              <mtd>
                <msub>
                  <mi mathvariant="italic">bc</mi>
                  <mn>12</mn>
                </msub>
              </mtd>
              <mtd>
                <msub>
                  <mi mathvariant="italic">bc</mi>
                  <mn>13</mn>
                </msub>
              </mtd>
            </mtr>
            <mtr>
              <mtd>
                <msub>
                  <mi mathvariant="italic">bc</mi>
                  <mn>20</mn>
                </msub>
              </mtd>
              <mtd>
                <msub>
                  <mi mathvariant="italic">bc</mi>
                  <mn>21</mn>
                </msub>
              </mtd>
              <mtd>
                <msub>
                  <mi mathvariant="italic">bc</mi>
                  <mn>22</mn>
                </msub>
              </mtd>
              <mtd>
                <msub>
                  <mi mathvariant="italic">bc</mi>
                  <mn>23</mn>
                </msub>
              </mtd>
            </mtr>
            <mtr>
              <mtd>
                <msub>
                  <mi mathvariant="italic">bc</mi>
                  <mn>20</mn>
                </msub>
              </mtd>
              <mtd>
                <msub>
                  <mi mathvariant="italic">bc</mi>
                  <mn>21</mn>
                </msub>
              </mtd>
              <mtd>
                <msub>
                  <mi mathvariant="italic">bc</mi>
                  <mn>22</mn>
                </msub>
              </mtd>
              <mtd>
                <msub>
                  <mi mathvariant="italic">bc</mi>
                  <mn>23</mn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2</mn>
              </mtd>
              <mtd>
                <mn>4</mn>
              </mtd>
              <mtd>
                <mn>8</mn>
              </mtd>
            </mtr>
          </mtable>
        </mrow>
        <mo fence="true" stretchy="true">]</mo>
      </mrow>
    </mrow>
    <annotation encoding="StarMath 5.0">
               
               left [ matrix{1 # 1  # 1 # 1
                           ##-1 # 0  # 1 # 2
                           ##1 # 0  # 1 # 4
                           ##-1 # 0  # 1 # 8}  right ]
  left [ matrix{bc_00 # bc_01  # bc_02 # bc_03
               ## bc_10 # bc_11 # bc_12  # bc_13 
               ## bc_20 # bc_21 # bc_22  # bc_23 
               ## bc_20 # bc_21 # bc_22 # bc_23 }  right ] 
               
               left [ matrix{1 # -1  # 1 # -1 
                           ##1 # 0  # 0 # 0
                           ##1 # 1  # 1 # 1
                           ##1 # 2  # 4 # 8 }  right ]</annotation>
  </semantics>
</math>
</file>

<file path=Object 1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h</mi>
                  <mrow>
                    <mrow>
                      <mo stretchy="false">−</mo>
                      <mn>1</mn>
                    </mrow>
                    <mrow>
                      <mi>,</mi>
                      <mo stretchy="false">−</mo>
                      <mn>1</mn>
                    </mrow>
                  </mrow>
                </msub>
              </mtd>
              <mtd>
                <msub>
                  <mi>h</mi>
                  <mrow>
                    <mo stretchy="false">−</mo>
                    <mn>1,0</mn>
                  </mrow>
                </msub>
              </mtd>
              <mtd>
                <msub>
                  <mi>h</mi>
                  <mrow>
                    <mo stretchy="false">−</mo>
                    <mn>1,1</mn>
                  </mrow>
                </msub>
              </mtd>
              <mtd>
                <msub>
                  <mi>h</mi>
                  <mrow>
                    <mo stretchy="false">−</mo>
                    <mn>1,2</mn>
                  </mrow>
                </msub>
              </mtd>
            </mtr>
            <mtr>
              <mtd>
                <msub>
                  <mi>h</mi>
                  <mrow>
                    <mn>0</mn>
                    <mrow>
                      <mi>,</mi>
                      <mo stretchy="false">−</mo>
                      <mn>1</mn>
                    </mrow>
                  </mrow>
                </msub>
              </mtd>
              <mtd>
                <msub>
                  <mi>h</mi>
                  <mn>0,0</mn>
                </msub>
              </mtd>
              <mtd>
                <msub>
                  <mi>h</mi>
                  <mn>0,1</mn>
                </msub>
              </mtd>
              <mtd>
                <msub>
                  <mi>h</mi>
                  <mn>0,2</mn>
                </msub>
              </mtd>
            </mtr>
            <mtr>
              <mtd>
                <msub>
                  <mi>h</mi>
                  <mrow>
                    <mn>1</mn>
                    <mrow>
                      <mi>,</mi>
                      <mo stretchy="false">−</mo>
                      <mn>1</mn>
                    </mrow>
                  </mrow>
                </msub>
              </mtd>
              <mtd>
                <msub>
                  <mi>h</mi>
                  <mn>1,0</mn>
                </msub>
              </mtd>
              <mtd>
                <msub>
                  <mi>h</mi>
                  <mn>1,1</mn>
                </msub>
              </mtd>
              <mtd>
                <msub>
                  <mi>h</mi>
                  <mn>1,2</mn>
                </msub>
              </mtd>
            </mtr>
            <mtr>
              <mtd>
                <msub>
                  <mi>h</mi>
                  <mrow>
                    <mn>2</mn>
                    <mrow>
                      <mi>,</mi>
                      <mo stretchy="false">−</mo>
                      <mn>1</mn>
                    </mrow>
                  </mrow>
                </msub>
              </mtd>
              <mtd>
                <msub>
                  <mi>h</mi>
                  <mn>2,0</mn>
                </msub>
              </mtd>
              <mtd>
                <msub>
                  <mi>h</mi>
                  <mn>2,1</mn>
                </msub>
              </mtd>
              <mtd>
                <msub>
                  <mi>h</mi>
                  <mn>2,2</mn>
                </msub>
              </mtd>
            </mtr>
          </mtable>
        </mrow>
        <mo fence="true" stretchy="true">]</mo>
      </mrow>
      <mo stretchy="false">=</mo>
      <mrow/>
    </mrow>
    <annotation encoding="StarMath 5.0">left [ matrix{

h_{-1,-1} # h_{-1,0}  # h_{-1,1} # h_{-1,2} ##
h_{0,-1} # h_{0,0}  # h_{0,1} # h_{0,2} ##
h_{1,-1} # h_{1,0}  # h_{1,1} # h_{1,2} ##
h_{2,-1} # h_{2,0}  # h_{2,1} # h_{2,2}


}  right ] = {}</annotation>
  </semantics>
</math>
</file>

<file path=Object 1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0</mn>
              </mtd>
              <mtd>
                <mn>1</mn>
              </mtd>
              <mtd>
                <mn>4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8</mn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sub>
                  <mi mathvariant="italic">bc</mi>
                  <mn>00</mn>
                </msub>
              </mtd>
              <mtd>
                <msub>
                  <mi mathvariant="italic">bc</mi>
                  <mn>01</mn>
                </msub>
              </mtd>
              <mtd>
                <msub>
                  <mi mathvariant="italic">bc</mi>
                  <mn>02</mn>
                </msub>
              </mtd>
              <mtd>
                <msub>
                  <mi mathvariant="italic">bc</mi>
                  <mn>03</mn>
                </msub>
              </mtd>
            </mtr>
            <mtr>
              <mtd>
                <msub>
                  <mi mathvariant="italic">bc</mi>
                  <mn>10</mn>
                </msub>
              </mtd>
              <mtd>
                <msub>
                  <mi mathvariant="italic">bc</mi>
                  <mn>11</mn>
                </msub>
              </mtd>
              <mtd>
                <msub>
                  <mi mathvariant="italic">bc</mi>
                  <mn>12</mn>
                </msub>
              </mtd>
              <mtd>
                <msub>
                  <mi mathvariant="italic">bc</mi>
                  <mn>13</mn>
                </msub>
              </mtd>
            </mtr>
            <mtr>
              <mtd>
                <msub>
                  <mi mathvariant="italic">bc</mi>
                  <mn>20</mn>
                </msub>
              </mtd>
              <mtd>
                <msub>
                  <mi mathvariant="italic">bc</mi>
                  <mn>21</mn>
                </msub>
              </mtd>
              <mtd>
                <msub>
                  <mi mathvariant="italic">bc</mi>
                  <mn>22</mn>
                </msub>
              </mtd>
              <mtd>
                <msub>
                  <mi mathvariant="italic">bc</mi>
                  <mn>23</mn>
                </msub>
              </mtd>
            </mtr>
            <mtr>
              <mtd>
                <msub>
                  <mi mathvariant="italic">bc</mi>
                  <mn>20</mn>
                </msub>
              </mtd>
              <mtd>
                <msub>
                  <mi mathvariant="italic">bc</mi>
                  <mn>21</mn>
                </msub>
              </mtd>
              <mtd>
                <msub>
                  <mi mathvariant="italic">bc</mi>
                  <mn>22</mn>
                </msub>
              </mtd>
              <mtd>
                <msub>
                  <mi mathvariant="italic">bc</mi>
                  <mn>23</mn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2</mn>
              </mtd>
              <mtd>
                <mn>4</mn>
              </mtd>
              <mtd>
                <mn>8</mn>
              </mtd>
            </mtr>
          </mtable>
        </mrow>
        <mo fence="true" stretchy="true">]</mo>
      </mrow>
    </mrow>
    <annotation encoding="StarMath 5.0">
               
               left [ matrix{1 # 1  # 1 # 1
                           ##-1 # 0  # 1 # 2
                           ##1 # 0  # 1 # 4
                           ##-1 # 0  # 1 # 8}  right ]
  left [ matrix{bc_00 # bc_01  # bc_02 # bc_03
               ## bc_10 # bc_11 # bc_12  # bc_13 
               ## bc_20 # bc_21 # bc_22  # bc_23 
               ## bc_20 # bc_21 # bc_22 # bc_23 }  right ] 
               
               left [ matrix{1 # -1  # 1 # -1 
                           ##1 # 0  # 0 # 0
                           ##1 # 1  # 1 # 1
                           ##1 # 2  # 4 # 8 }  right ]</annotation>
  </semantics>
</math>
</file>

<file path=Object 14/content.xml><?xml version="1.0" encoding="utf-8"?>
<math xmlns="http://www.w3.org/1998/Math/MathML" display="block">
  <semantics>
    <mrow>
      <msup>
        <mrow>
          <mo fence="true" stretchy="true">[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0</mn>
                </mtd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0</mn>
                </mtd>
                <mtd>
                  <mn>1</mn>
                </mtd>
                <mtd>
                  <mn>4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0</mn>
                </mtd>
                <mtd>
                  <mn>1</mn>
                </mtd>
                <mtd>
                  <mn>8</mn>
                </mtd>
              </mtr>
            </mtable>
          </mrow>
          <mo fence="true" stretchy="true">]</mo>
        </mrow>
        <mrow>
          <mo stretchy="false">−</mo>
          <mn>1</mn>
        </mrow>
      </msup>
      <mrow>
        <mo fence="true" stretchy="true">[</mo>
        <mrow>
          <mtable>
            <mtr>
              <mtd>
                <msub>
                  <mi>h</mi>
                  <mrow>
                    <mrow>
                      <mo stretchy="false">−</mo>
                      <mn>1</mn>
                    </mrow>
                    <mrow>
                      <mi>,</mi>
                      <mo stretchy="false">−</mo>
                      <mn>1</mn>
                    </mrow>
                  </mrow>
                </msub>
              </mtd>
              <mtd>
                <msub>
                  <mi>h</mi>
                  <mrow>
                    <mo stretchy="false">−</mo>
                    <mn>1,0</mn>
                  </mrow>
                </msub>
              </mtd>
              <mtd>
                <msub>
                  <mi>h</mi>
                  <mrow>
                    <mo stretchy="false">−</mo>
                    <mn>1,1</mn>
                  </mrow>
                </msub>
              </mtd>
              <mtd>
                <msub>
                  <mi>h</mi>
                  <mrow>
                    <mo stretchy="false">−</mo>
                    <mn>1,2</mn>
                  </mrow>
                </msub>
              </mtd>
            </mtr>
            <mtr>
              <mtd>
                <msub>
                  <mi>h</mi>
                  <mrow>
                    <mn>0</mn>
                    <mrow>
                      <mi>,</mi>
                      <mo stretchy="false">−</mo>
                      <mn>1</mn>
                    </mrow>
                  </mrow>
                </msub>
              </mtd>
              <mtd>
                <msub>
                  <mi>h</mi>
                  <mn>0,0</mn>
                </msub>
              </mtd>
              <mtd>
                <msub>
                  <mi>h</mi>
                  <mn>0,1</mn>
                </msub>
              </mtd>
              <mtd>
                <msub>
                  <mi>h</mi>
                  <mn>0,2</mn>
                </msub>
              </mtd>
            </mtr>
            <mtr>
              <mtd>
                <msub>
                  <mi>h</mi>
                  <mrow>
                    <mn>1</mn>
                    <mrow>
                      <mi>,</mi>
                      <mo stretchy="false">−</mo>
                      <mn>1</mn>
                    </mrow>
                  </mrow>
                </msub>
              </mtd>
              <mtd>
                <msub>
                  <mi>h</mi>
                  <mn>1,0</mn>
                </msub>
              </mtd>
              <mtd>
                <msub>
                  <mi>h</mi>
                  <mn>1,1</mn>
                </msub>
              </mtd>
              <mtd>
                <msub>
                  <mi>h</mi>
                  <mn>1,2</mn>
                </msub>
              </mtd>
            </mtr>
            <mtr>
              <mtd>
                <msub>
                  <mi>h</mi>
                  <mrow>
                    <mn>2</mn>
                    <mrow>
                      <mi>,</mi>
                      <mo stretchy="false">−</mo>
                      <mn>1</mn>
                    </mrow>
                  </mrow>
                </msub>
              </mtd>
              <mtd>
                <msub>
                  <mi>h</mi>
                  <mn>2,0</mn>
                </msub>
              </mtd>
              <mtd>
                <msub>
                  <mi>h</mi>
                  <mn>2,1</mn>
                </msub>
              </mtd>
              <mtd>
                <msub>
                  <mi>h</mi>
                  <mn>2,2</mn>
                </msub>
              </mtd>
            </mtr>
          </mtable>
        </mrow>
        <mo fence="true" stretchy="true">]</mo>
      </mrow>
      <mrow>
        <msup>
          <mrow>
            <mo fence="true" stretchy="true">[</mo>
            <mrow>
              <mtable>
                <mtr>
                  <mtd>
                    <mn>1</mn>
                  </mtd>
                  <mtd>
                    <mrow>
                      <mo stretchy="false">−</mo>
                      <mn>1</mn>
                    </mrow>
                  </mtd>
                  <mtd>
                    <mn>1</mn>
                  </mtd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1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2</mn>
                  </mtd>
                  <mtd>
                    <mn>4</mn>
                  </mtd>
                  <mtd>
                    <mn>8</mn>
                  </mtd>
                </mtr>
              </mtable>
            </mrow>
            <mo fence="true" stretchy="true">]</mo>
          </mrow>
          <mrow>
            <mo stretchy="false">−</mo>
            <mn>1</mn>
          </mrow>
        </msup>
        <mo stretchy="false">=</mo>
        <mrow/>
      </mrow>
    </mrow>
    <annotation encoding="StarMath 5.0">               left [ matrix{1 # 1  # 1 # 1
                           ##-1 # 0  # 1 # 2
                           ##1 # 0  # 1 # 4
                           ##-1 # 0  # 1 # 8}  right ]^-1

left [ matrix{

h_{-1,-1} # h_{-1,0}  # h_{-1,1} # h_{-1,2} ##
h_{0,-1} # h_{0,0}  # h_{0,1} # h_{0,2} ##
h_{1,-1} # h_{1,0}  # h_{1,1} # h_{1,2} ##
h_{2,-1} # h_{2,0}  # h_{2,1} # h_{2,2}


}  right ]


               left [ matrix{1 # -1  # 1 # -1 
                           ##1 # 0  # 0 # 0
                           ##1 # 1  # 1 # 1
                           ##1 # 2  # 4 # 8 }  right ]^-1

 = {}

</annotation>
  </semantics>
</math>
</file>

<file path=Object 15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 mathvariant="italic">bc</mi>
                <mn>00</mn>
              </msub>
            </mtd>
            <mtd>
              <msub>
                <mi mathvariant="italic">bc</mi>
                <mn>01</mn>
              </msub>
            </mtd>
            <mtd>
              <msub>
                <mi mathvariant="italic">bc</mi>
                <mn>02</mn>
              </msub>
            </mtd>
            <mtd>
              <msub>
                <mi mathvariant="italic">bc</mi>
                <mn>03</mn>
              </msub>
            </mtd>
          </mtr>
          <mtr>
            <mtd>
              <msub>
                <mi mathvariant="italic">bc</mi>
                <mn>10</mn>
              </msub>
            </mtd>
            <mtd>
              <msub>
                <mi mathvariant="italic">bc</mi>
                <mn>11</mn>
              </msub>
            </mtd>
            <mtd>
              <msub>
                <mi mathvariant="italic">bc</mi>
                <mn>12</mn>
              </msub>
            </mtd>
            <mtd>
              <msub>
                <mi mathvariant="italic">bc</mi>
                <mn>13</mn>
              </msub>
            </mtd>
          </mtr>
          <mtr>
            <mtd>
              <msub>
                <mi mathvariant="italic">bc</mi>
                <mn>20</mn>
              </msub>
            </mtd>
            <mtd>
              <msub>
                <mi mathvariant="italic">bc</mi>
                <mn>21</mn>
              </msub>
            </mtd>
            <mtd>
              <msub>
                <mi mathvariant="italic">bc</mi>
                <mn>22</mn>
              </msub>
            </mtd>
            <mtd>
              <msub>
                <mi mathvariant="italic">bc</mi>
                <mn>23</mn>
              </msub>
            </mtd>
          </mtr>
          <mtr>
            <mtd>
              <msub>
                <mi mathvariant="italic">bc</mi>
                <mn>20</mn>
              </msub>
            </mtd>
            <mtd>
              <msub>
                <mi mathvariant="italic">bc</mi>
                <mn>21</mn>
              </msub>
            </mtd>
            <mtd>
              <msub>
                <mi mathvariant="italic">bc</mi>
                <mn>22</mn>
              </msub>
            </mtd>
            <mtd>
              <msub>
                <mi mathvariant="italic">bc</mi>
                <mn>23</mn>
              </msub>
            </mtd>
          </mtr>
        </mtable>
      </mrow>
      <mo fence="true" stretchy="true">]</mo>
    </mrow>
    <annotation encoding="StarMath 5.0">
               

  left [ matrix{bc_00 # bc_01  # bc_02 # bc_03
               ## bc_10 # bc_11 # bc_12  # bc_13 
               ## bc_20 # bc_21 # bc_22  # bc_23 
               ## bc_20 # bc_21 # bc_22 # bc_23 }  right ] 
               </annotation>
  </semantics>
</math>
</file>

<file path=Object 16/content.xml><?xml version="1.0" encoding="utf-8"?>
<math xmlns="http://www.w3.org/1998/Math/MathML" display="block">
  <semantics>
    <mrow>
      <msup>
        <mrow>
          <mo fence="true" stretchy="true">[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0</mn>
                </mtd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0</mn>
                </mtd>
                <mtd>
                  <mn>1</mn>
                </mtd>
                <mtd>
                  <mn>4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0</mn>
                </mtd>
                <mtd>
                  <mn>1</mn>
                </mtd>
                <mtd>
                  <mn>8</mn>
                </mtd>
              </mtr>
            </mtable>
          </mrow>
          <mo fence="true" stretchy="true">]</mo>
        </mrow>
        <mrow>
          <mo stretchy="false">−</mo>
          <mn>1</mn>
        </mrow>
      </msup>
      <mrow>
        <mo fence="true" stretchy="true">[</mo>
        <mrow>
          <mtable>
            <mtr>
              <mtd>
                <msub>
                  <mi>h</mi>
                  <mrow>
                    <mrow>
                      <mo stretchy="false">−</mo>
                      <mn>1</mn>
                    </mrow>
                    <mrow>
                      <mi>,</mi>
                      <mo stretchy="false">−</mo>
                      <mn>1</mn>
                    </mrow>
                  </mrow>
                </msub>
              </mtd>
              <mtd>
                <msub>
                  <mi>h</mi>
                  <mrow>
                    <mo stretchy="false">−</mo>
                    <mn>1,0</mn>
                  </mrow>
                </msub>
              </mtd>
              <mtd>
                <msub>
                  <mi>h</mi>
                  <mrow>
                    <mo stretchy="false">−</mo>
                    <mn>1,1</mn>
                  </mrow>
                </msub>
              </mtd>
              <mtd>
                <msub>
                  <mi>h</mi>
                  <mrow>
                    <mo stretchy="false">−</mo>
                    <mn>1,2</mn>
                  </mrow>
                </msub>
              </mtd>
            </mtr>
            <mtr>
              <mtd>
                <msub>
                  <mi>h</mi>
                  <mrow>
                    <mn>0</mn>
                    <mrow>
                      <mi>,</mi>
                      <mo stretchy="false">−</mo>
                      <mn>1</mn>
                    </mrow>
                  </mrow>
                </msub>
              </mtd>
              <mtd>
                <msub>
                  <mi>h</mi>
                  <mn>0,0</mn>
                </msub>
              </mtd>
              <mtd>
                <msub>
                  <mi>h</mi>
                  <mn>0,1</mn>
                </msub>
              </mtd>
              <mtd>
                <msub>
                  <mi>h</mi>
                  <mn>0,2</mn>
                </msub>
              </mtd>
            </mtr>
            <mtr>
              <mtd>
                <msub>
                  <mi>h</mi>
                  <mrow>
                    <mn>1</mn>
                    <mrow>
                      <mi>,</mi>
                      <mo stretchy="false">−</mo>
                      <mn>1</mn>
                    </mrow>
                  </mrow>
                </msub>
              </mtd>
              <mtd>
                <msub>
                  <mi>h</mi>
                  <mn>1,0</mn>
                </msub>
              </mtd>
              <mtd>
                <msub>
                  <mi>h</mi>
                  <mn>1,1</mn>
                </msub>
              </mtd>
              <mtd>
                <msub>
                  <mi>h</mi>
                  <mn>1,2</mn>
                </msub>
              </mtd>
            </mtr>
            <mtr>
              <mtd>
                <msub>
                  <mi>h</mi>
                  <mrow>
                    <mn>2</mn>
                    <mrow>
                      <mi>,</mi>
                      <mo stretchy="false">−</mo>
                      <mn>1</mn>
                    </mrow>
                  </mrow>
                </msub>
              </mtd>
              <mtd>
                <msub>
                  <mi>h</mi>
                  <mn>2,0</mn>
                </msub>
              </mtd>
              <mtd>
                <msub>
                  <mi>h</mi>
                  <mn>2,1</mn>
                </msub>
              </mtd>
              <mtd>
                <msub>
                  <mi>h</mi>
                  <mn>2,2</mn>
                </msub>
              </mtd>
            </mtr>
          </mtable>
        </mrow>
        <mo fence="true" stretchy="true">]</mo>
      </mrow>
      <msup>
        <mrow>
          <mo fence="true" stretchy="true">[</mo>
          <mrow>
            <mtable>
              <mtr>
                <mtd>
                  <mn>1</mn>
                </mtd>
                <mtd>
                  <mrow>
                    <mo stretchy="false">−</mo>
                    <mn>1</mn>
                  </mrow>
                </mtd>
                <mtd>
                  <mn>1</mn>
                </mtd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2</mn>
                </mtd>
                <mtd>
                  <mn>4</mn>
                </mtd>
                <mtd>
                  <mn>8</mn>
                </mtd>
              </mtr>
            </mtable>
          </mrow>
          <mo fence="true" stretchy="true">]</mo>
        </mrow>
        <mrow>
          <mo stretchy="false">−</mo>
          <mn>1</mn>
        </mrow>
      </msup>
    </mrow>
    <annotation encoding="StarMath 5.0">               left [ matrix{1 # 1  # 1 # 1
                           ##-1 # 0  # 1 # 2
                           ##1 # 0  # 1 # 4
                           ##-1 # 0  # 1 # 8}  right ]^-1

left [ matrix{

h_{-1,-1} # h_{-1,0}  # h_{-1,1} # h_{-1,2} ##
h_{0,-1} # h_{0,0}  # h_{0,1} # h_{0,2} ##
h_{1,-1} # h_{1,0}  # h_{1,1} # h_{1,2} ##
h_{2,-1} # h_{2,0}  # h_{2,1} # h_{2,2}


}  right ]


               left [ matrix{1 # -1  # 1 # -1 
                           ##1 # 0  # 0 # 0
                           ##1 # 1  # 1 # 1
                           ##1 # 2  # 4 # 8 }  right ]^-1


</annotation>
  </semantics>
</math>
</file>

<file path=Object 1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 mathvariant="italic">bc</mi>
                  <mn>00</mn>
                </msub>
              </mtd>
              <mtd>
                <msub>
                  <mi mathvariant="italic">bc</mi>
                  <mn>01</mn>
                </msub>
              </mtd>
              <mtd>
                <msub>
                  <mi mathvariant="italic">bc</mi>
                  <mn>02</mn>
                </msub>
              </mtd>
              <mtd>
                <msub>
                  <mi mathvariant="italic">bc</mi>
                  <mn>03</mn>
                </msub>
              </mtd>
            </mtr>
            <mtr>
              <mtd>
                <msub>
                  <mi mathvariant="italic">bc</mi>
                  <mn>10</mn>
                </msub>
              </mtd>
              <mtd>
                <msub>
                  <mi mathvariant="italic">bc</mi>
                  <mn>11</mn>
                </msub>
              </mtd>
              <mtd>
                <msub>
                  <mi mathvariant="italic">bc</mi>
                  <mn>12</mn>
                </msub>
              </mtd>
              <mtd>
                <msub>
                  <mi mathvariant="italic">bc</mi>
                  <mn>13</mn>
                </msub>
              </mtd>
            </mtr>
            <mtr>
              <mtd>
                <msub>
                  <mi mathvariant="italic">bc</mi>
                  <mn>20</mn>
                </msub>
              </mtd>
              <mtd>
                <msub>
                  <mi mathvariant="italic">bc</mi>
                  <mn>21</mn>
                </msub>
              </mtd>
              <mtd>
                <msub>
                  <mi mathvariant="italic">bc</mi>
                  <mn>22</mn>
                </msub>
              </mtd>
              <mtd>
                <msub>
                  <mi mathvariant="italic">bc</mi>
                  <mn>23</mn>
                </msub>
              </mtd>
            </mtr>
            <mtr>
              <mtd>
                <msub>
                  <mi mathvariant="italic">bc</mi>
                  <mn>20</mn>
                </msub>
              </mtd>
              <mtd>
                <msub>
                  <mi mathvariant="italic">bc</mi>
                  <mn>21</mn>
                </msub>
              </mtd>
              <mtd>
                <msub>
                  <mi mathvariant="italic">bc</mi>
                  <mn>22</mn>
                </msub>
              </mtd>
              <mtd>
                <msub>
                  <mi mathvariant="italic">bc</mi>
                  <mn>23</mn>
                </msub>
              </mtd>
            </mtr>
          </mtable>
        </mrow>
        <mo fence="true" stretchy="true">]</mo>
      </mrow>
      <mo stretchy="false">=</mo>
      <mrow/>
    </mrow>
    <annotation encoding="StarMath 5.0">
               

  left [ matrix{bc_00 # bc_01  # bc_02 # bc_03
               ## bc_10 # bc_11 # bc_12  # bc_13 
               ## bc_20 # bc_21 # bc_22  # bc_23 
               ## bc_20 # bc_21 # bc_22 # bc_23 }  right ] 
               
               = { } 
               </annotation>
  </semantics>
</math>
</file>

<file path=Object 1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row>
                  <mrow>
                    <mo stretchy="false">−</mo>
                    <mn>1.0</mn>
                  </mrow>
                  <mo stretchy="false">/</mo>
                  <mn>3.0</mn>
                </mrow>
              </mtd>
              <mtd>
                <mrow>
                  <mn>1.0</mn>
                  <mo stretchy="false">/</mo>
                  <mn>2.0</mn>
                </mrow>
              </mtd>
              <mtd>
                <mrow>
                  <mrow>
                    <mo stretchy="false">−</mo>
                    <mn>1.0</mn>
                  </mrow>
                  <mo stretchy="false">/</mo>
                  <mn>6.0</mn>
                </mrow>
              </mtd>
            </mtr>
            <mtr>
              <mtd>
                <mn>1.0</mn>
              </mtd>
              <mtd>
                <mrow>
                  <mrow>
                    <mo stretchy="false">−</mo>
                    <mn>1.0</mn>
                  </mrow>
                  <mo stretchy="false">/</mo>
                  <mn>2.0</mn>
                </mrow>
              </mtd>
              <mtd>
                <mrow>
                  <mo stretchy="false">−</mo>
                  <mn>1.0</mn>
                </mrow>
              </mtd>
              <mtd>
                <mrow>
                  <mn>1.0</mn>
                  <mo stretchy="false">/</mo>
                  <mn>2.0</mn>
                </mrow>
              </mtd>
            </mtr>
            <mtr>
              <mtd>
                <mn>0.0</mn>
              </mtd>
              <mtd>
                <mn>1.0</mn>
              </mtd>
              <mtd>
                <mrow>
                  <mn>1.0</mn>
                  <mo stretchy="false">/</mo>
                  <mn>2.0</mn>
                </mrow>
              </mtd>
              <mtd>
                <mrow>
                  <mrow>
                    <mo stretchy="false">−</mo>
                    <mn>1.0</mn>
                  </mrow>
                  <mo stretchy="false">/</mo>
                  <mn>2.0</mn>
                </mrow>
              </mtd>
            </mtr>
            <mtr>
              <mtd>
                <mn>0.0</mn>
              </mtd>
              <mtd>
                <mrow>
                  <mrow>
                    <mo stretchy="false">−</mo>
                    <mn>1.0</mn>
                  </mrow>
                  <mo stretchy="false">/</mo>
                  <mn>6.0</mn>
                </mrow>
              </mtd>
              <mtd>
                <mn>0.0</mn>
              </mtd>
              <mtd>
                <mrow>
                  <mn>1.0</mn>
                  <mo stretchy="false">/</mo>
                  <mn>6.0</mn>
                </mrow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sub>
                  <mi>h</mi>
                  <mrow>
                    <mrow>
                      <mo stretchy="false">−</mo>
                      <mn>1</mn>
                    </mrow>
                    <mrow>
                      <mi>,</mi>
                      <mo stretchy="false">−</mo>
                      <mn>1</mn>
                    </mrow>
                  </mrow>
                </msub>
              </mtd>
              <mtd>
                <msub>
                  <mi>h</mi>
                  <mrow>
                    <mo stretchy="false">−</mo>
                    <mn>1,0</mn>
                  </mrow>
                </msub>
              </mtd>
              <mtd>
                <msub>
                  <mi>h</mi>
                  <mrow>
                    <mo stretchy="false">−</mo>
                    <mn>1,1</mn>
                  </mrow>
                </msub>
              </mtd>
              <mtd>
                <msub>
                  <mi>h</mi>
                  <mrow>
                    <mo stretchy="false">−</mo>
                    <mn>1,2</mn>
                  </mrow>
                </msub>
              </mtd>
            </mtr>
            <mtr>
              <mtd>
                <msub>
                  <mi>h</mi>
                  <mrow>
                    <mn>0</mn>
                    <mrow>
                      <mi>,</mi>
                      <mo stretchy="false">−</mo>
                      <mn>1</mn>
                    </mrow>
                  </mrow>
                </msub>
              </mtd>
              <mtd>
                <msub>
                  <mi>h</mi>
                  <mn>0,0</mn>
                </msub>
              </mtd>
              <mtd>
                <msub>
                  <mi>h</mi>
                  <mn>0,1</mn>
                </msub>
              </mtd>
              <mtd>
                <msub>
                  <mi>h</mi>
                  <mn>0,2</mn>
                </msub>
              </mtd>
            </mtr>
            <mtr>
              <mtd>
                <msub>
                  <mi>h</mi>
                  <mrow>
                    <mn>1</mn>
                    <mrow>
                      <mi>,</mi>
                      <mo stretchy="false">−</mo>
                      <mn>1</mn>
                    </mrow>
                  </mrow>
                </msub>
              </mtd>
              <mtd>
                <msub>
                  <mi>h</mi>
                  <mn>1,0</mn>
                </msub>
              </mtd>
              <mtd>
                <msub>
                  <mi>h</mi>
                  <mn>1,1</mn>
                </msub>
              </mtd>
              <mtd>
                <msub>
                  <mi>h</mi>
                  <mn>1,2</mn>
                </msub>
              </mtd>
            </mtr>
            <mtr>
              <mtd>
                <msub>
                  <mi>h</mi>
                  <mrow>
                    <mn>2</mn>
                    <mrow>
                      <mi>,</mi>
                      <mo stretchy="false">−</mo>
                      <mn>1</mn>
                    </mrow>
                  </mrow>
                </msub>
              </mtd>
              <mtd>
                <msub>
                  <mi>h</mi>
                  <mn>2,0</mn>
                </msub>
              </mtd>
              <mtd>
                <msub>
                  <mi>h</mi>
                  <mn>2,1</mn>
                </msub>
              </mtd>
              <mtd>
                <msub>
                  <mi>h</mi>
                  <mn>2,2</mn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0.0</mn>
              </mtd>
              <mtd>
                <mn>1.0</mn>
              </mtd>
              <mtd>
                <mn>0.0</mn>
              </mtd>
              <mtd>
                <mn>0.0</mn>
              </mtd>
            </mtr>
            <mtr>
              <mtd>
                <mrow>
                  <mrow>
                    <mo stretchy="false">−</mo>
                    <mn>1.0</mn>
                  </mrow>
                  <mo stretchy="false">/</mo>
                  <mn>3.0</mn>
                </mrow>
              </mtd>
              <mtd>
                <mrow>
                  <mrow>
                    <mo stretchy="false">−</mo>
                    <mn>1.0</mn>
                  </mrow>
                  <mo stretchy="false">/</mo>
                  <mn>2.0</mn>
                </mrow>
              </mtd>
              <mtd>
                <mn>1.0</mn>
              </mtd>
              <mtd>
                <mrow>
                  <mrow>
                    <mo stretchy="false">−</mo>
                    <mn>1.0</mn>
                  </mrow>
                  <mo stretchy="false">/</mo>
                  <mn>6.0</mn>
                </mrow>
              </mtd>
            </mtr>
            <mtr>
              <mtd>
                <mrow>
                  <mn>1.0</mn>
                  <mo stretchy="false">/</mo>
                  <mn>2.0</mn>
                </mrow>
              </mtd>
              <mtd>
                <mrow>
                  <mo stretchy="false">−</mo>
                  <mn>1.0</mn>
                </mrow>
              </mtd>
              <mtd>
                <mrow>
                  <mn>1.0</mn>
                  <mo stretchy="false">/</mo>
                  <mn>2.0</mn>
                </mrow>
              </mtd>
              <mtd>
                <mn>0.0</mn>
              </mtd>
            </mtr>
            <mtr>
              <mtd>
                <mrow>
                  <mrow>
                    <mo stretchy="false">−</mo>
                    <mn>1.0</mn>
                  </mrow>
                  <mo stretchy="false">/</mo>
                  <mn>6.0</mn>
                </mrow>
              </mtd>
              <mtd>
                <mrow>
                  <mn>1.0</mn>
                  <mo stretchy="false">/</mo>
                  <mn>2.0</mn>
                </mrow>
              </mtd>
              <mtd>
                <mrow>
                  <mrow>
                    <mo stretchy="false">−</mo>
                    <mn>1.0</mn>
                  </mrow>
                  <mo stretchy="false">/</mo>
                  <mn>2.0</mn>
                </mrow>
              </mtd>
              <mtd>
                <mrow>
                  <mn>1.0</mn>
                  <mo stretchy="false">/</mo>
                  <mn>6.0</mn>
                </mrow>
              </mtd>
            </mtr>
          </mtable>
        </mrow>
        <mo fence="true" stretchy="true">]</mo>
      </mrow>
    </mrow>
    <annotation encoding="StarMath 5.0">               left [ matrix{0.0 # -1.0/3.0  # 1.0/2.0 # -1.0/6.0
                           ##1.0 # -1.0/2.0  # -1.0 # 1.0/2.0
                           ##0.0 # 1.0  # 1.0/2.0 # -1.0/2.0
                           ##0.0 # -1.0/6.0  # 0.0 # 1.0/6.0}  right ]

left [ matrix{

h_{-1,-1} # h_{-1,0}  # h_{-1,1} # h_{-1,2} ##
h_{0,-1} # h_{0,0}  # h_{0,1} # h_{0,2} ##
h_{1,-1} # h_{1,0}  # h_{1,1} # h_{1,2} ##
h_{2,-1} # h_{2,0}  # h_{2,1} # h_{2,2}


}  right ]


               left [ matrix{0.0 # 1.0  # 0.0 # 0.0
                           ##-1.0/3.0 # -1.0/2.0  # 1.0 # -1.0/6.0
                           ##1.0/2.0 # -1.0  # 1.0/2.0 # 0.0
                           ##-1.0/6.0 # 1.0/2.0  # -1.0/2.0 # 1.0/6.0}  right ]


</annotation>
  </semantics>
</math>
</file>

<file path=Object 2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i>y</mi>
                </mtd>
              </mtr>
              <mtr>
                <mtd>
                  <msup>
                    <mi>y</mi>
                    <mn>2</mn>
                  </msup>
                </mtd>
              </mtr>
              <mtr>
                <mtd>
                  <msup>
                    <mi>y</mi>
                    <mn>3</mn>
                  </msup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 mathvariant="italic">bc</mi>
                  <mn>00</mn>
                </msub>
              </mtd>
              <mtd>
                <msub>
                  <mi mathvariant="italic">bc</mi>
                  <mn>01</mn>
                </msub>
              </mtd>
              <mtd>
                <msub>
                  <mi mathvariant="italic">bc</mi>
                  <mn>02</mn>
                </msub>
              </mtd>
              <mtd>
                <msub>
                  <mi mathvariant="italic">bc</mi>
                  <mn>03</mn>
                </msub>
              </mtd>
            </mtr>
            <mtr>
              <mtd>
                <msub>
                  <mi mathvariant="italic">bc</mi>
                  <mn>10</mn>
                </msub>
              </mtd>
              <mtd>
                <msub>
                  <mi mathvariant="italic">bc</mi>
                  <mn>11</mn>
                </msub>
              </mtd>
              <mtd>
                <msub>
                  <mi mathvariant="italic">bc</mi>
                  <mn>12</mn>
                </msub>
              </mtd>
              <mtd>
                <msub>
                  <mi mathvariant="italic">bc</mi>
                  <mn>13</mn>
                </msub>
              </mtd>
            </mtr>
            <mtr>
              <mtd>
                <msub>
                  <mi mathvariant="italic">bc</mi>
                  <mn>20</mn>
                </msub>
              </mtd>
              <mtd>
                <msub>
                  <mi mathvariant="italic">bc</mi>
                  <mn>21</mn>
                </msub>
              </mtd>
              <mtd>
                <msub>
                  <mi mathvariant="italic">bc</mi>
                  <mn>22</mn>
                </msub>
              </mtd>
              <mtd>
                <msub>
                  <mi mathvariant="italic">bc</mi>
                  <mn>23</mn>
                </msub>
              </mtd>
            </mtr>
            <mtr>
              <mtd>
                <msub>
                  <mi mathvariant="italic">bc</mi>
                  <mn>20</mn>
                </msub>
              </mtd>
              <mtd>
                <msub>
                  <mi mathvariant="italic">bc</mi>
                  <mn>21</mn>
                </msub>
              </mtd>
              <mtd>
                <msub>
                  <mi mathvariant="italic">bc</mi>
                  <mn>22</mn>
                </msub>
              </mtd>
              <mtd>
                <msub>
                  <mi mathvariant="italic">bc</mi>
                  <mn>23</mn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i>x</mi>
              </mtd>
              <mtd>
                <msup>
                  <mi>x</mi>
                  <mn>2</mn>
                </msup>
              </mtd>
              <mtd>
                <msup>
                  <mi>x</mi>
                  <mn>3</mn>
                </msup>
              </mtd>
            </mtr>
          </mtable>
        </mrow>
        <mo fence="true" stretchy="true">]</mo>
      </mrow>
    </mrow>
    <annotation encoding="StarMath 5.0">h( x,y ) = 
               
               left [ matrix{1 ## y  ## y^2 ## y^3}  right ]

  left [ matrix{bc_00 # bc_01  # bc_02 # bc_03
               ## bc_10 # bc_11 # bc_12  # bc_13 
               ## bc_20 # bc_21 # bc_22  # bc_23 
               ## bc_20 # bc_21 # bc_22 # bc_23 }  right ] 
               
               left [ matrix{1 # x  # x^2 # x^3}  right ]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row>
                <mo stretchy="false">−</mo>
                <mn>1</mn>
              </mrow>
              <mrow>
                <mi>,</mi>
                <mo stretchy="false">−</mo>
                <mn>1</mn>
              </mrow>
            </mrow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 mathvariant="italic">bc</mi>
                  <mn>00</mn>
                </msub>
              </mtd>
              <mtd>
                <msub>
                  <mi mathvariant="italic">bc</mi>
                  <mn>01</mn>
                </msub>
              </mtd>
              <mtd>
                <msub>
                  <mi mathvariant="italic">bc</mi>
                  <mn>02</mn>
                </msub>
              </mtd>
              <mtd>
                <msub>
                  <mi mathvariant="italic">bc</mi>
                  <mn>03</mn>
                </msub>
              </mtd>
            </mtr>
            <mtr>
              <mtd>
                <msub>
                  <mi mathvariant="italic">bc</mi>
                  <mn>10</mn>
                </msub>
              </mtd>
              <mtd>
                <msub>
                  <mi mathvariant="italic">bc</mi>
                  <mn>11</mn>
                </msub>
              </mtd>
              <mtd>
                <msub>
                  <mi mathvariant="italic">bc</mi>
                  <mn>12</mn>
                </msub>
              </mtd>
              <mtd>
                <msub>
                  <mi mathvariant="italic">bc</mi>
                  <mn>13</mn>
                </msub>
              </mtd>
            </mtr>
            <mtr>
              <mtd>
                <msub>
                  <mi mathvariant="italic">bc</mi>
                  <mn>20</mn>
                </msub>
              </mtd>
              <mtd>
                <msub>
                  <mi mathvariant="italic">bc</mi>
                  <mn>21</mn>
                </msub>
              </mtd>
              <mtd>
                <msub>
                  <mi mathvariant="italic">bc</mi>
                  <mn>22</mn>
                </msub>
              </mtd>
              <mtd>
                <msub>
                  <mi mathvariant="italic">bc</mi>
                  <mn>23</mn>
                </msub>
              </mtd>
            </mtr>
            <mtr>
              <mtd>
                <msub>
                  <mi mathvariant="italic">bc</mi>
                  <mn>20</mn>
                </msub>
              </mtd>
              <mtd>
                <msub>
                  <mi mathvariant="italic">bc</mi>
                  <mn>21</mn>
                </msub>
              </mtd>
              <mtd>
                <msub>
                  <mi mathvariant="italic">bc</mi>
                  <mn>22</mn>
                </msub>
              </mtd>
              <mtd>
                <msub>
                  <mi mathvariant="italic">bc</mi>
                  <mn>23</mn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</mrow>
    <annotation encoding="StarMath 5.0">h( -1,-1 ) = 
               
               left [ matrix{1 ## -1  ## 1 ## -1}  right ]

  left [ matrix{bc_00 # bc_01  # bc_02 # bc_03
               ## bc_10 # bc_11 # bc_12  # bc_13 
               ## bc_20 # bc_21 # bc_22  # bc_23 
               ## bc_20 # bc_21 # bc_22 # bc_23 }  right ]  
               
               left [ matrix{1 # -1  # 1 # -1}  right ]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o stretchy="false">−</mo>
              <mn>1,0</mn>
            </mrow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 mathvariant="italic">bc</mi>
                  <mn>00</mn>
                </msub>
              </mtd>
              <mtd>
                <msub>
                  <mi mathvariant="italic">bc</mi>
                  <mn>01</mn>
                </msub>
              </mtd>
              <mtd>
                <msub>
                  <mi mathvariant="italic">bc</mi>
                  <mn>02</mn>
                </msub>
              </mtd>
              <mtd>
                <msub>
                  <mi mathvariant="italic">bc</mi>
                  <mn>03</mn>
                </msub>
              </mtd>
            </mtr>
            <mtr>
              <mtd>
                <msub>
                  <mi mathvariant="italic">bc</mi>
                  <mn>10</mn>
                </msub>
              </mtd>
              <mtd>
                <msub>
                  <mi mathvariant="italic">bc</mi>
                  <mn>11</mn>
                </msub>
              </mtd>
              <mtd>
                <msub>
                  <mi mathvariant="italic">bc</mi>
                  <mn>12</mn>
                </msub>
              </mtd>
              <mtd>
                <msub>
                  <mi mathvariant="italic">bc</mi>
                  <mn>13</mn>
                </msub>
              </mtd>
            </mtr>
            <mtr>
              <mtd>
                <msub>
                  <mi mathvariant="italic">bc</mi>
                  <mn>20</mn>
                </msub>
              </mtd>
              <mtd>
                <msub>
                  <mi mathvariant="italic">bc</mi>
                  <mn>21</mn>
                </msub>
              </mtd>
              <mtd>
                <msub>
                  <mi mathvariant="italic">bc</mi>
                  <mn>22</mn>
                </msub>
              </mtd>
              <mtd>
                <msub>
                  <mi mathvariant="italic">bc</mi>
                  <mn>23</mn>
                </msub>
              </mtd>
            </mtr>
            <mtr>
              <mtd>
                <msub>
                  <mi mathvariant="italic">bc</mi>
                  <mn>20</mn>
                </msub>
              </mtd>
              <mtd>
                <msub>
                  <mi mathvariant="italic">bc</mi>
                  <mn>21</mn>
                </msub>
              </mtd>
              <mtd>
                <msub>
                  <mi mathvariant="italic">bc</mi>
                  <mn>22</mn>
                </msub>
              </mtd>
              <mtd>
                <msub>
                  <mi mathvariant="italic">bc</mi>
                  <mn>23</mn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</mrow>
    <annotation encoding="StarMath 5.0">h( -1,0 ) = 
               
               left [ matrix{1 ## 0  ## 0 ## 0}  right ]

  left [ matrix{bc_00 # bc_01  # bc_02 # bc_03
               ## bc_10 # bc_11 # bc_12  # bc_13 
               ## bc_20 # bc_21 # bc_22  # bc_23 
               ## bc_20 # bc_21 # bc_22 # bc_23 }  right ] 
               
               left [ matrix{1 # -1  # 1 # -1}  right ]</annotation>
  </semantics>
</math>
</file>

<file path=Object 5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o stretchy="false">−</mo>
              <mn>1,1</mn>
            </mrow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 mathvariant="italic">bc</mi>
                  <mn>00</mn>
                </msub>
              </mtd>
              <mtd>
                <msub>
                  <mi mathvariant="italic">bc</mi>
                  <mn>01</mn>
                </msub>
              </mtd>
              <mtd>
                <msub>
                  <mi mathvariant="italic">bc</mi>
                  <mn>02</mn>
                </msub>
              </mtd>
              <mtd>
                <msub>
                  <mi mathvariant="italic">bc</mi>
                  <mn>03</mn>
                </msub>
              </mtd>
            </mtr>
            <mtr>
              <mtd>
                <msub>
                  <mi mathvariant="italic">bc</mi>
                  <mn>10</mn>
                </msub>
              </mtd>
              <mtd>
                <msub>
                  <mi mathvariant="italic">bc</mi>
                  <mn>11</mn>
                </msub>
              </mtd>
              <mtd>
                <msub>
                  <mi mathvariant="italic">bc</mi>
                  <mn>12</mn>
                </msub>
              </mtd>
              <mtd>
                <msub>
                  <mi mathvariant="italic">bc</mi>
                  <mn>13</mn>
                </msub>
              </mtd>
            </mtr>
            <mtr>
              <mtd>
                <msub>
                  <mi mathvariant="italic">bc</mi>
                  <mn>20</mn>
                </msub>
              </mtd>
              <mtd>
                <msub>
                  <mi mathvariant="italic">bc</mi>
                  <mn>21</mn>
                </msub>
              </mtd>
              <mtd>
                <msub>
                  <mi mathvariant="italic">bc</mi>
                  <mn>22</mn>
                </msub>
              </mtd>
              <mtd>
                <msub>
                  <mi mathvariant="italic">bc</mi>
                  <mn>23</mn>
                </msub>
              </mtd>
            </mtr>
            <mtr>
              <mtd>
                <msub>
                  <mi mathvariant="italic">bc</mi>
                  <mn>20</mn>
                </msub>
              </mtd>
              <mtd>
                <msub>
                  <mi mathvariant="italic">bc</mi>
                  <mn>21</mn>
                </msub>
              </mtd>
              <mtd>
                <msub>
                  <mi mathvariant="italic">bc</mi>
                  <mn>22</mn>
                </msub>
              </mtd>
              <mtd>
                <msub>
                  <mi mathvariant="italic">bc</mi>
                  <mn>23</mn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</mrow>
    <annotation encoding="StarMath 5.0">h( -1,1 ) = 
               
               left [ matrix{1 ## 1  ## 1 ## 1}  right ]
               
  left [ matrix{bc_00 # bc_01  # bc_02 # bc_03
               ## bc_10 # bc_11 # bc_12  # bc_13 
               ## bc_20 # bc_21 # bc_22  # bc_23 
               ## bc_20 # bc_21 # bc_22 # bc_23 }  right ] 
               
               left [ matrix{1 # -1  # 1 # -1}  right ]</annotation>
  </semantics>
</math>
</file>

<file path=Object 6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o stretchy="false">−</mo>
              <mn>1,2</mn>
            </mrow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n>4</mn>
                </mtd>
              </mtr>
              <mtr>
                <mtd>
                  <mn>8</mn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 mathvariant="italic">bc</mi>
                  <mn>00</mn>
                </msub>
              </mtd>
              <mtd>
                <msub>
                  <mi mathvariant="italic">bc</mi>
                  <mn>01</mn>
                </msub>
              </mtd>
              <mtd>
                <msub>
                  <mi mathvariant="italic">bc</mi>
                  <mn>02</mn>
                </msub>
              </mtd>
              <mtd>
                <msub>
                  <mi mathvariant="italic">bc</mi>
                  <mn>03</mn>
                </msub>
              </mtd>
            </mtr>
            <mtr>
              <mtd>
                <msub>
                  <mi mathvariant="italic">bc</mi>
                  <mn>10</mn>
                </msub>
              </mtd>
              <mtd>
                <msub>
                  <mi mathvariant="italic">bc</mi>
                  <mn>11</mn>
                </msub>
              </mtd>
              <mtd>
                <msub>
                  <mi mathvariant="italic">bc</mi>
                  <mn>12</mn>
                </msub>
              </mtd>
              <mtd>
                <msub>
                  <mi mathvariant="italic">bc</mi>
                  <mn>13</mn>
                </msub>
              </mtd>
            </mtr>
            <mtr>
              <mtd>
                <msub>
                  <mi mathvariant="italic">bc</mi>
                  <mn>20</mn>
                </msub>
              </mtd>
              <mtd>
                <msub>
                  <mi mathvariant="italic">bc</mi>
                  <mn>21</mn>
                </msub>
              </mtd>
              <mtd>
                <msub>
                  <mi mathvariant="italic">bc</mi>
                  <mn>22</mn>
                </msub>
              </mtd>
              <mtd>
                <msub>
                  <mi mathvariant="italic">bc</mi>
                  <mn>23</mn>
                </msub>
              </mtd>
            </mtr>
            <mtr>
              <mtd>
                <msub>
                  <mi mathvariant="italic">bc</mi>
                  <mn>20</mn>
                </msub>
              </mtd>
              <mtd>
                <msub>
                  <mi mathvariant="italic">bc</mi>
                  <mn>21</mn>
                </msub>
              </mtd>
              <mtd>
                <msub>
                  <mi mathvariant="italic">bc</mi>
                  <mn>22</mn>
                </msub>
              </mtd>
              <mtd>
                <msub>
                  <mi mathvariant="italic">bc</mi>
                  <mn>23</mn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</mrow>
    <annotation encoding="StarMath 5.0">h( -1,2 ) = 
               
               left [ matrix{1 ## 2  ## 4 ## 8}  right ]

  left [ matrix{bc_00 # bc_01  # bc_02 # bc_03
               ## bc_10 # bc_11 # bc_12  # bc_13 
               ## bc_20 # bc_21 # bc_22  # bc_23 
               ## bc_20 # bc_21 # bc_22 # bc_23 }  right ] 
               
               left [ matrix{1 # -1  # 1 # -1}  right ]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row>
                <mo stretchy="false">−</mo>
                <mn>1</mn>
              </mrow>
              <mrow>
                <mi>,</mi>
                <mo stretchy="false">−</mo>
                <mn>1</mn>
              </mrow>
              <mi mathvariant="normal">:</mi>
              <mn>2</mn>
            </mrow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0</mn>
                </mtd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0</mn>
                </mtd>
                <mtd>
                  <mn>1</mn>
                </mtd>
                <mtd>
                  <mn>4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0</mn>
                </mtd>
                <mtd>
                  <mn>1</mn>
                </mtd>
                <mtd>
                  <mn>8</mn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 mathvariant="italic">bc</mi>
                  <mn>00</mn>
                </msub>
              </mtd>
              <mtd>
                <msub>
                  <mi mathvariant="italic">bc</mi>
                  <mn>01</mn>
                </msub>
              </mtd>
              <mtd>
                <msub>
                  <mi mathvariant="italic">bc</mi>
                  <mn>02</mn>
                </msub>
              </mtd>
              <mtd>
                <msub>
                  <mi mathvariant="italic">bc</mi>
                  <mn>03</mn>
                </msub>
              </mtd>
            </mtr>
            <mtr>
              <mtd>
                <msub>
                  <mi mathvariant="italic">bc</mi>
                  <mn>10</mn>
                </msub>
              </mtd>
              <mtd>
                <msub>
                  <mi mathvariant="italic">bc</mi>
                  <mn>11</mn>
                </msub>
              </mtd>
              <mtd>
                <msub>
                  <mi mathvariant="italic">bc</mi>
                  <mn>12</mn>
                </msub>
              </mtd>
              <mtd>
                <msub>
                  <mi mathvariant="italic">bc</mi>
                  <mn>13</mn>
                </msub>
              </mtd>
            </mtr>
            <mtr>
              <mtd>
                <msub>
                  <mi mathvariant="italic">bc</mi>
                  <mn>20</mn>
                </msub>
              </mtd>
              <mtd>
                <msub>
                  <mi mathvariant="italic">bc</mi>
                  <mn>21</mn>
                </msub>
              </mtd>
              <mtd>
                <msub>
                  <mi mathvariant="italic">bc</mi>
                  <mn>22</mn>
                </msub>
              </mtd>
              <mtd>
                <msub>
                  <mi mathvariant="italic">bc</mi>
                  <mn>23</mn>
                </msub>
              </mtd>
            </mtr>
            <mtr>
              <mtd>
                <msub>
                  <mi mathvariant="italic">bc</mi>
                  <mn>20</mn>
                </msub>
              </mtd>
              <mtd>
                <msub>
                  <mi mathvariant="italic">bc</mi>
                  <mn>21</mn>
                </msub>
              </mtd>
              <mtd>
                <msub>
                  <mi mathvariant="italic">bc</mi>
                  <mn>22</mn>
                </msub>
              </mtd>
              <mtd>
                <msub>
                  <mi mathvariant="italic">bc</mi>
                  <mn>23</mn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</mrow>
    <annotation encoding="StarMath 5.0">h( -1,-1:2 ) = 
               
               left [ matrix{1 # 1  # 1 # 1
                           ##-1 # 0  # 1 # 2
                           ##1 # 0  # 1 # 4
                           ##-1 # 0  # 1 # 8}  right ]

  left [ matrix{bc_00 # bc_01  # bc_02 # bc_03
               ## bc_10 # bc_11 # bc_12  # bc_13 
               ## bc_20 # bc_21 # bc_22  # bc_23 
               ## bc_20 # bc_21 # bc_22 # bc_23 }  right ] 
               
               left [ matrix{1 # -1  # 1 # -1}  right ]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h</mi>
                  <mrow>
                    <mrow>
                      <mo stretchy="false">−</mo>
                      <mn>1</mn>
                    </mrow>
                    <mrow>
                      <mi>,</mi>
                      <mo stretchy="false">−</mo>
                      <mn>1</mn>
                    </mrow>
                  </mrow>
                </msub>
              </mtd>
              <mtd>
                <msub>
                  <mi>h</mi>
                  <mrow>
                    <mo stretchy="false">−</mo>
                    <mn>1,0</mn>
                  </mrow>
                </msub>
              </mtd>
              <mtd>
                <msub>
                  <mi>h</mi>
                  <mrow>
                    <mo stretchy="false">−</mo>
                    <mn>1,1</mn>
                  </mrow>
                </msub>
              </mtd>
              <mtd>
                <msub>
                  <mi>h</mi>
                  <mrow>
                    <mo stretchy="false">−</mo>
                    <mn>1,2</mn>
                  </mrow>
                </msub>
              </mtd>
            </mtr>
          </mtable>
        </mrow>
        <mo fence="true" stretchy="true">]</mo>
      </mrow>
      <mo stretchy="false">=</mo>
      <mrow/>
    </mrow>
    <annotation encoding="StarMath 5.0">left [ matrix{h_{-1,-1} # h_{-1,0}  # h_{-1,1} # h_{-1,2}}  right ] = {}</annotation>
  </semantics>
</math>
</file>

<file path=Object 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0</mn>
              </mtd>
              <mtd>
                <mn>1</mn>
              </mtd>
              <mtd>
                <mn>4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8</mn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sub>
                  <mi mathvariant="italic">bc</mi>
                  <mn>00</mn>
                </msub>
              </mtd>
              <mtd>
                <msub>
                  <mi mathvariant="italic">bc</mi>
                  <mn>01</mn>
                </msub>
              </mtd>
              <mtd>
                <msub>
                  <mi mathvariant="italic">bc</mi>
                  <mn>02</mn>
                </msub>
              </mtd>
              <mtd>
                <msub>
                  <mi mathvariant="italic">bc</mi>
                  <mn>03</mn>
                </msub>
              </mtd>
            </mtr>
            <mtr>
              <mtd>
                <msub>
                  <mi mathvariant="italic">bc</mi>
                  <mn>10</mn>
                </msub>
              </mtd>
              <mtd>
                <msub>
                  <mi mathvariant="italic">bc</mi>
                  <mn>11</mn>
                </msub>
              </mtd>
              <mtd>
                <msub>
                  <mi mathvariant="italic">bc</mi>
                  <mn>12</mn>
                </msub>
              </mtd>
              <mtd>
                <msub>
                  <mi mathvariant="italic">bc</mi>
                  <mn>13</mn>
                </msub>
              </mtd>
            </mtr>
            <mtr>
              <mtd>
                <msub>
                  <mi mathvariant="italic">bc</mi>
                  <mn>20</mn>
                </msub>
              </mtd>
              <mtd>
                <msub>
                  <mi mathvariant="italic">bc</mi>
                  <mn>21</mn>
                </msub>
              </mtd>
              <mtd>
                <msub>
                  <mi mathvariant="italic">bc</mi>
                  <mn>22</mn>
                </msub>
              </mtd>
              <mtd>
                <msub>
                  <mi mathvariant="italic">bc</mi>
                  <mn>23</mn>
                </msub>
              </mtd>
            </mtr>
            <mtr>
              <mtd>
                <msub>
                  <mi mathvariant="italic">bc</mi>
                  <mn>20</mn>
                </msub>
              </mtd>
              <mtd>
                <msub>
                  <mi mathvariant="italic">bc</mi>
                  <mn>21</mn>
                </msub>
              </mtd>
              <mtd>
                <msub>
                  <mi mathvariant="italic">bc</mi>
                  <mn>22</mn>
                </msub>
              </mtd>
              <mtd>
                <msub>
                  <mi mathvariant="italic">bc</mi>
                  <mn>23</mn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</mrow>
    <annotation encoding="StarMath 5.0">
               
               left [ matrix{1 # 1  # 1 # 1
                           ##-1 # 0  # 1 # 2
                           ##1 # 0  # 1 # 4
                           ##-1 # 0  # 1 # 8}  right ]
  left [ matrix{bc_00 # bc_01  # bc_02 # bc_03
               ## bc_10 # bc_11 # bc_12  # bc_13 
               ## bc_20 # bc_21 # bc_22  # bc_23 
               ## bc_20 # bc_21 # bc_22 # bc_23 }  right ] 
               
               left [ matrix{1 # -1  # 1 # -1}  right ]</annotation>
  </semantics>
</math>
</file>